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226" officeooo:paragraph-rsid="00086226"/>
    </style:style>
    <style:style style:name="P2" style:family="paragraph" style:parent-style-name="Standard">
      <style:text-properties officeooo:rsid="00086226" officeooo:paragraph-rsid="00094037"/>
    </style:style>
    <style:style style:name="P3" style:family="paragraph" style:parent-style-name="Standard">
      <style:text-properties officeooo:rsid="00094037" officeooo:paragraph-rsid="00094037"/>
    </style:style>
    <style:style style:name="P4" style:family="paragraph" style:parent-style-name="Standard">
      <style:text-properties fo:font-weight="bold" officeooo:rsid="00094037" officeooo:paragraph-rsid="00094037" style:font-weight-asian="bold" style:font-weight-complex="bold"/>
    </style:style>
    <style:style style:name="P5" style:family="paragraph" style:parent-style-name="Standard">
      <style:text-properties fo:font-weight="bold" officeooo:rsid="00086226" officeooo:paragraph-rsid="00094037" style:font-weight-asian="bold" style:font-weight-complex="bold"/>
    </style:style>
    <style:style style:name="P6" style:family="paragraph" style:parent-style-name="Standard">
      <style:text-properties fo:font-weight="normal" officeooo:rsid="00094037" officeooo:paragraph-rsid="0009403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sav Dhungel</text:p>
      <text:p text:style-name="P1">CS440 Lab 1</text:p>
      <text:p text:style-name="P1"/>
      <text:p text:style-name="P1">Introduction:</text:p>
      <text:p text:style-name="P1"/>
      <text:p text:style-name="P1">This Lab is implimentation of remote shell tool using Client-Server model. The server process will run and wait for client for connection. The client upon connecting to the server requests to run a linux bash command to the server. The server accepts the request and displays the output of the linux bash command requested by the client. Both the server and client code is written in C. </text:p>
      <text:p text:style-name="P1"/>
      <text:p text:style-name="P1">The execution of the code is done in a particular way, when the code is compiled the server code takes the IP address as argument along with the executable file. The client code takes the executable file and hostname and IP address as argument. </text:p>
      <text:p text:style-name="P1"/>
      <text:p text:style-name="P1">./server.out 12387 //Execute Server Code</text:p>
      <text:p text:style-name="P1">./client.out localhost 12387 //Execute Client Code</text:p>
      <text:p text:style-name="P1"/>
      <text:p text:style-name="P1"/>
      <text:p text:style-name="P1"/>
      <text:p text:style-name="P4">Client Output:</text:p>
      <text:p text:style-name="P3"><text:s/>./client.out localhost 12387</text:p>
      <text:p text:style-name="P3"/>
      <text:p text:style-name="P3">Please enter the linux command: ls</text:p>
      <text:p text:style-name="P3"/>
      <text:p text:style-name="P3">I got your message</text:p>
      <text:p text:style-name="P3"/>
      <text:p text:style-name="P4">Server Output:</text:p>
      <text:p text:style-name="P3">./server.out 12387</text:p>
      <text:p text:style-name="P3">Here is the entered bash command: ls</text:p>
      <text:p text:style-name="P3"/>
      <text:p text:style-name="P3"/>
      <text:p text:style-name="P3"/>
      <text:p text:style-name="P3">client.c <text:s/>client.out <text:s/>header.h<text:tab/>server.c <text:s/>server.out</text:p>
      <text:p text:style-name="P3"/>
      <text:p text:style-name="P4"/>
      <text:p text:style-name="P5">Code:</text:p>
      <text:p text:style-name="P2"/>
      <text:p text:style-name="P4">header.h</text:p>
      <text:p text:style-name="P3">#include&lt;stdio.h&gt;</text:p>
      <text:p text:style-name="P3">#include&lt;sys/types.h&gt;</text:p>
      <text:p text:style-name="P3">#include&lt;sys/socket.h&gt;</text:p>
      <text:p text:style-name="P3">#include&lt;netinet/in.h&gt;</text:p>
      <text:p text:style-name="P3">#include&lt;netdb.h&gt;</text:p>
      <text:p text:style-name="P3">#include &lt;stdlib.h&gt;</text:p>
      <text:p text:style-name="P3">#include &lt;string.h&gt;</text:p>
      <text:p text:style-name="P3">#include&lt;unistd.h&gt;</text:p>
      <text:p text:style-name="P4"/>
      <text:p text:style-name="P4"/>
      <text:p text:style-name="P4"/>
      <text:p text:style-name="P4"><text:soft-page-break/>server.c</text:p>
      <text:p text:style-name="P3">#include "header.h"</text:p>
      <text:p text:style-name="P3"/>
      <text:p text:style-name="P3">int readAndParseCmdLine(char **, char **);</text:p>
      <text:p text:style-name="P3"/>
      <text:p text:style-name="P3">void error(char *msg)</text:p>
      <text:p text:style-name="P3">{</text:p>
      <text:p text:style-name="P3"><text:s text:c="2"/>perror(msg);</text:p>
      <text:p text:style-name="P3"><text:s text:c="2"/>printf("Error-");</text:p>
      <text:p text:style-name="P3"><text:s text:c="2"/>exit(1);</text:p>
      <text:p text:style-name="P3">}</text:p>
      <text:p text:style-name="P3"/>
      <text:p text:style-name="P3"/>
      <text:p text:style-name="P3">void main(int argc, char *argv[])</text:p>
      <text:p text:style-name="P3">{</text:p>
      <text:p text:style-name="P3"><text:s text:c="4"/>int sockfd, newsockfd, portno, clilen; //int variable that is used later</text:p>
      <text:p text:style-name="P3"><text:s text:c="4"/>char buffer[256]; //buffer of size created</text:p>
      <text:p text:style-name="P3"><text:s text:c="4"/>struct sockaddr_in serv_addr, cli_addr; //calling the library struct</text:p>
      <text:p text:style-name="P3"><text:s text:c="4"/>int n;</text:p>
      <text:p text:style-name="P3"/>
      <text:p text:style-name="P3"/>
      <text:p text:style-name="P3">//Checks if the num of argument is 2, if not error message is displayed.</text:p>
      <text:p text:style-name="P3"><text:s text:c="4"/>if(argc&lt;2)</text:p>
      <text:p text:style-name="P3"><text:s text:c="4"/>{</text:p>
      <text:p text:style-name="P3"><text:s text:c="6"/>fprintf(stderr,"Num of argument Error");</text:p>
      <text:p text:style-name="P3"><text:s text:c="4"/>}</text:p>
      <text:p text:style-name="P3"/>
      <text:p text:style-name="P3"/>
      <text:p text:style-name="P3"><text:s text:c="4"/>//1st IP Address 2nd TCP Concept 3rd Socket</text:p>
      <text:p text:style-name="P3"><text:s text:c="4"/>sockfd= socket(AF_INET, SOCK_STREAM,0);</text:p>
      <text:p text:style-name="P3"><text:s text:c="4"/>if(sockfd == -1)</text:p>
      <text:p text:style-name="P3"><text:s text:c="4"/>{</text:p>
      <text:p text:style-name="P3"><text:s text:c="6"/>error("Could not connect to socket");</text:p>
      <text:p text:style-name="P3"><text:s text:c="4"/>}</text:p>
      <text:p text:style-name="P3"/>
      <text:p text:style-name="P3"><text:s text:c="4"/>//</text:p>
      <text:p text:style-name="P3"><text:s text:c="4"/>//Clearing the server address with bzero function</text:p>
      <text:p text:style-name="P3"><text:s text:c="4"/>//</text:p>
      <text:p text:style-name="P3"><text:s text:c="4"/>bzero((char *) &amp;serv_addr, sizeof(serv_addr));</text:p>
      <text:p text:style-name="P3"/>
      <text:p text:style-name="P3"><text:s text:c="4"/>//Coverts the character value to integer for the portno</text:p>
      <text:p text:style-name="P3"><text:s text:c="4"/>portno = atoi(argv[1]);</text:p>
      <text:p text:style-name="P3"/>
      <text:p text:style-name="P3"><text:s text:c="4"/>serv_addr.sin_family = AF_INET;</text:p>
      <text:p text:style-name="P3"><text:s text:c="4"/>serv_addr.sin_addr.s_addr = INADDR_ANY;</text:p>
      <text:p text:style-name="P3"/>
      <text:p text:style-name="P3">//Converts the int to Network format</text:p>
      <text:p text:style-name="P3"><text:s text:c="4"/>serv_addr.sin_port = htons(portno);</text:p>
      <text:p text:style-name="P3"/>
      <text:p text:style-name="P3"><text:soft-page-break/><text:s text:c="4"/>if (bind(sockfd, (struct sockaddr *) &amp;serv_addr,sizeof(serv_addr)) &lt; 0)</text:p>
      <text:p text:style-name="P3"><text:s text:c="4"/>{</text:p>
      <text:p text:style-name="P3"><text:s text:c="6"/>error("ERROR on binding");</text:p>
      <text:p text:style-name="P3"><text:s text:c="4"/>}</text:p>
      <text:p text:style-name="P3"/>
      <text:p text:style-name="P3"><text:s text:c="4"/>//The second arg is the no of clients it can handel.</text:p>
      <text:p text:style-name="P3"><text:s text:c="4"/>listen(sockfd,5);</text:p>
      <text:p text:style-name="P3"><text:s text:c="4"/>clilen = sizeof(cli_addr);</text:p>
      <text:p text:style-name="P3"/>
      <text:p text:style-name="P3"><text:s text:c="4"/>//</text:p>
      <text:p text:style-name="P3"><text:s text:c="4"/>//The new socket for the client informations</text:p>
      <text:p text:style-name="P3"><text:s text:c="4"/>//</text:p>
      <text:p text:style-name="P3"><text:s text:c="4"/>newsockfd = accept(sockfd,(struct sockaddr *) &amp;cli_addr, &amp;clilen);</text:p>
      <text:p text:style-name="P3"/>
      <text:p text:style-name="P3"><text:s text:c="4"/>if (newsockfd &lt; 0)</text:p>
      <text:p text:style-name="P3"><text:s text:c="6"/>{</text:p>
      <text:p text:style-name="P3"><text:s text:c="10"/>error("ERROR on accept");</text:p>
      <text:p text:style-name="P3"><text:s text:c="6"/>}</text:p>
      <text:p text:style-name="P3"><text:s text:c="4"/>bzero(buffer,256); //Clears the buffer</text:p>
      <text:p text:style-name="P3"/>
      <text:p text:style-name="P3"><text:s text:c="4"/>n = read(newsockfd,buffer,255);</text:p>
      <text:p text:style-name="P3"/>
      <text:p text:style-name="P3"><text:s text:c="4"/>if (n &lt; 0)</text:p>
      <text:p text:style-name="P3"><text:s text:c="4"/>{</text:p>
      <text:p text:style-name="P3"><text:s text:c="8"/>error("ERROR reading from socket");</text:p>
      <text:p text:style-name="P3"><text:s text:c="4"/>}</text:p>
      <text:p text:style-name="P3"/>
      <text:p text:style-name="P3"><text:s text:c="4"/>//Buffer Stores the msg sent by the client</text:p>
      <text:p text:style-name="P3"><text:s text:c="4"/>printf("Here is the entered bash command: %s\n",buffer);</text:p>
      <text:p text:style-name="P3"/>
      <text:p text:style-name="P3"><text:s text:c="4"/>n = write(newsockfd,"I got your message",18);</text:p>
      <text:p text:style-name="P3"/>
      <text:p text:style-name="P3"><text:s text:c="4"/>if (n &lt; 0)</text:p>
      <text:p text:style-name="P3"><text:s text:c="4"/>{</text:p>
      <text:p text:style-name="P3"><text:s text:c="8"/>error("ERROR writing to socket");</text:p>
      <text:p text:style-name="P3"><text:s text:c="4"/>}</text:p>
      <text:p text:style-name="P3"/>
      <text:p text:style-name="P3"/>
      <text:p text:style-name="P3"><text:s text:c="4"/>char *prog;</text:p>
      <text:p text:style-name="P3"><text:s text:c="4"/>strcpy(prog, buffer);</text:p>
      <text:p text:style-name="P3"><text:s text:c="6"/>//printf("HHHHHHHHHHHHHHHH\n");</text:p>
      <text:p text:style-name="P3"><text:s text:c="6"/>//printf("buffer = %s \n", buffer);</text:p>
      <text:p text:style-name="P3"><text:s text:c="6"/>//exit(1);</text:p>
      <text:p text:style-name="P3"><text:s text:c="2"/><text:tab/>char *args[100];</text:p>
      <text:p text:style-name="P3"/>
      <text:p text:style-name="P3"><text:s text:c="2"/><text:tab/>int child_pid;</text:p>
      <text:p text:style-name="P3"/>
      <text:p text:style-name="P3"><text:s text:c="4"/>//Running the Bash Commands</text:p>
      <text:p text:style-name="P3"><text:s text:c="4"/>if(readAndParseCmdLine(&amp;prog, args)) {</text:p>
      <text:p text:style-name="P3"><text:soft-page-break/><text:s text:c="2"/><text:tab/><text:tab/>child_pid =fork();</text:p>
      <text:p text:style-name="P3"/>
      <text:p text:style-name="P3"><text:s text:c="2"/><text:tab/><text:tab/>if(child_pid == 0){ //child part</text:p>
      <text:p text:style-name="P3"><text:s text:c="8"/>printf("\n");</text:p>
      <text:p text:style-name="P3"><text:s text:c="2"/><text:tab/><text:tab/><text:tab/>execvp(prog, args); <text:s/>// create and run the new process and close the child process</text:p>
      <text:p text:style-name="P3"><text:s text:c="8"/>printf("\n");</text:p>
      <text:p text:style-name="P3"><text:tab/><text:tab/><text:tab/>prog = NULL;</text:p>
      <text:p text:style-name="P3"><text:s text:c="2"/><text:tab/><text:tab/><text:tab/>printf("Error in excuting the command- please make sure you type the right syntax.\n");</text:p>
      <text:p text:style-name="P3"><text:s text:c="2"/><text:tab/><text:tab/>} else{ //parent part</text:p>
      <text:p text:style-name="P3"><text:s text:c="2"/><text:tab/><text:tab/><text:tab/>wait(child_pid);</text:p>
      <text:p text:style-name="P3"><text:s text:c="2"/><text:tab/><text:tab/>}</text:p>
      <text:p text:style-name="P3"><text:s text:c="6"/>void main();</text:p>
      <text:p text:style-name="P3"><text:s text:c="2"/><text:tab/>}</text:p>
      <text:p text:style-name="P3"/>
      <text:p text:style-name="P3">}</text:p>
      <text:p text:style-name="P3"/>
      <text:p text:style-name="P3">//</text:p>
      <text:p text:style-name="P3">//This function reads the linux command form the buffer and parse it</text:p>
      <text:p text:style-name="P3">//</text:p>
      <text:p text:style-name="P3"><text:s text:c="2"/>int readAndParseCmdLine(char **prog, char **args){</text:p>
      <text:p text:style-name="P3"><text:s text:c="2"/>int i =0;</text:p>
      <text:p text:style-name="P3"><text:s text:c="2"/>char cmd[100]; //user command</text:p>
      <text:p text:style-name="P3"><text:tab/>char * temp;</text:p>
      <text:p text:style-name="P3"><text:tab/>temp = *prog;</text:p>
      <text:p text:style-name="P3"><text:s text:c="2"/>//printf(" HHHHHHHHHHHHhh -- %s\n", temp);</text:p>
      <text:p text:style-name="P3"><text:s text:c="8"/>//sscanf(*prog,"%s",cmd);</text:p>
      <text:p text:style-name="P3"><text:s text:c="6"/><text:tab/>//printf("%s",cmd);</text:p>
      <text:p text:style-name="P3"/>
      <text:p text:style-name="P3"/>
      <text:p text:style-name="P3"/>
      <text:p text:style-name="P3"/>
      <text:p text:style-name="P3"><text:s text:c="4"/><text:tab/> if(strcmp(temp,"exit")==0){return 0;} //end program if user type exit.</text:p>
      <text:p text:style-name="P3"/>
      <text:p text:style-name="P3"><text:tab/> <text:s text:c="4"/>char *tok;</text:p>
      <text:p text:style-name="P3"><text:s text:c="4"/><text:tab/>tok = strtok(temp," \n");</text:p>
      <text:p text:style-name="P3"/>
      <text:p text:style-name="P3"><text:s text:c="4"/><text:tab/>while(tok != NULL){</text:p>
      <text:p text:style-name="P3"><text:s text:c="4"/><text:tab/><text:tab/>if(i==0){</text:p>
      <text:p text:style-name="P3"><text:s text:c="4"/><text:tab/><text:tab/><text:tab/>prog[0] = tok;</text:p>
      <text:p text:style-name="P3"><text:s text:c="4"/><text:tab/><text:tab/>}</text:p>
      <text:p text:style-name="P3"><text:s text:c="4"/><text:tab/><text:tab/>args[i] = tok;</text:p>
      <text:p text:style-name="P3"><text:s text:c="8"/>printf("\n");</text:p>
      <text:p text:style-name="P3"><text:s text:c="4"/><text:tab/><text:tab/>i=i+1;</text:p>
      <text:p text:style-name="P3"><text:s text:c="4"/><text:tab/><text:tab/>tok = strtok(NULL, " \n");</text:p>
      <text:p text:style-name="P3"><text:s text:c="4"/><text:tab/>}</text:p>
      <text:p text:style-name="P3"><text:tab/>//printf("tok == %s", tok);</text:p>
      <text:p text:style-name="P3"><text:s text:c="4"/><text:tab/>args[i]=NULL;</text:p>
      <text:p text:style-name="P3"><text:s text:c="4"/><text:tab/>return 1;</text:p>
      <text:p text:style-name="P3"><text:soft-page-break/><text:s text:c="4"/>}</text:p>
      <text:p text:style-name="P3"/>
      <text:p text:style-name="P3"/>
      <text:p text:style-name="P4">client.c</text:p>
      <text:p text:style-name="P6"/>
      <text:p text:style-name="P6">#include "header.h"</text:p>
      <text:p text:style-name="P6"/>
      <text:p text:style-name="P6">void error(char *msg)</text:p>
      <text:p text:style-name="P6">{</text:p>
      <text:p text:style-name="P6">perror(msg);</text:p>
      <text:p text:style-name="P6">exit(0);</text:p>
      <text:p text:style-name="P6">}</text:p>
      <text:p text:style-name="P6"/>
      <text:p text:style-name="P6">int main(int argc, char *argv[])</text:p>
      <text:p text:style-name="P6"/>
      <text:p text:style-name="P6">{</text:p>
      <text:p text:style-name="P6"><text:s text:c="4"/>int sockfd, portno, n;</text:p>
      <text:p text:style-name="P6"><text:s text:c="5"/>struct sockaddr_in serv_addr;</text:p>
      <text:p text:style-name="P6"><text:s text:c="4"/>struct hostent *server;</text:p>
      <text:p text:style-name="P6"/>
      <text:p text:style-name="P6"><text:s text:c="4"/>char buffer[256];</text:p>
      <text:p text:style-name="P6"/>
      <text:p text:style-name="P6"><text:s text:c="4"/>//We have to use 3 args while running client code.</text:p>
      <text:p text:style-name="P6"><text:s text:c="4"/>if (argc &lt; 3)</text:p>
      <text:p text:style-name="P6"><text:s text:c="4"/>{</text:p>
      <text:p text:style-name="P6"><text:s text:c="6"/>fprintf(stderr,"usage %s hostname port\n", argv[0]);</text:p>
      <text:p text:style-name="P6"><text:s text:c="6"/>exit(0);</text:p>
      <text:p text:style-name="P6"><text:s text:c="4"/>}</text:p>
      <text:p text:style-name="P6"/>
      <text:p text:style-name="P6"><text:s text:c="4"/>//Gets the portno form the argument</text:p>
      <text:p text:style-name="P6"><text:s text:c="4"/>portno = atoi(argv[2]);</text:p>
      <text:p text:style-name="P6"/>
      <text:p text:style-name="P6"/>
      <text:p text:style-name="P6"><text:s text:c="4"/>sockfd = socket(AF_INET, SOCK_STREAM, 0);</text:p>
      <text:p text:style-name="P6"/>
      <text:p text:style-name="P6"><text:s text:c="4"/>if(sockfd&lt;0)</text:p>
      <text:p text:style-name="P6"><text:s text:c="4"/>{</text:p>
      <text:p text:style-name="P6"><text:s text:c="6"/>error("Error opening socket");</text:p>
      <text:p text:style-name="P6"><text:s text:c="4"/>}</text:p>
      <text:p text:style-name="P6"><text:s text:c="2"/>// <text:s/>if (sockfd h_addr,(char *)&amp;serv_addr.sin_addr.s_addr,server-&gt;h_length);</text:p>
      <text:p text:style-name="P6"/>
      <text:p text:style-name="P6"/>
      <text:p text:style-name="P6"><text:s text:c="4"/>//gets the hostname</text:p>
      <text:p text:style-name="P6"><text:s text:c="4"/>server = gethostbyname(argv[1]);</text:p>
      <text:p text:style-name="P6"/>
      <text:p text:style-name="P6"><text:s text:c="6"/>if(server==NULL)</text:p>
      <text:p text:style-name="P6"><text:s text:c="6"/>{</text:p>
      <text:p text:style-name="P6"><text:s text:c="8"/>fprintf(stderr,"Error,no such host\n");</text:p>
      <text:p text:style-name="P6"><text:s text:c="8"/>exit(0);</text:p>
      <text:p text:style-name="P6"><text:soft-page-break/><text:s text:c="6"/>}</text:p>
      <text:p text:style-name="P6"/>
      <text:p text:style-name="P6"><text:s text:c="4"/>bzero((char *) &amp;serv_addr, sizeof(serv_addr));</text:p>
      <text:p text:style-name="P6"><text:s text:c="4"/>serv_addr.sin_family=AF_INET;</text:p>
      <text:p text:style-name="P6"><text:s text:c="4"/>bcopy((char *)server-&gt;h_addr,(char *)&amp;serv_addr.sin_addr.s_addr,server-&gt;h_length);</text:p>
      <text:p text:style-name="P6"><text:s text:c="4"/>serv_addr.sin_port = htons(portno);</text:p>
      <text:p text:style-name="P6"/>
      <text:p text:style-name="P6"><text:s text:c="4"/>if (connect(sockfd,&amp;serv_addr,sizeof(serv_addr)) &lt; 0)</text:p>
      <text:p text:style-name="P6"><text:s text:c="4"/>{</text:p>
      <text:p text:style-name="P6"><text:s text:c="6"/>error("ERROR connecting");</text:p>
      <text:p text:style-name="P6"><text:s text:c="4"/>}</text:p>
      <text:p text:style-name="P6"/>
      <text:p text:style-name="P6"><text:s text:c="4"/>printf("Please enter the linux command: ");</text:p>
      <text:p text:style-name="P6"><text:s text:c="4"/>bzero(buffer,256); //clears the buffer content</text:p>
      <text:p text:style-name="P6"><text:s text:c="4"/>fgets(buffer,255,stdin);</text:p>
      <text:p text:style-name="P6"/>
      <text:p text:style-name="P6"/>
      <text:p text:style-name="P6">//For iterating the execution of the code loope needs to be here.</text:p>
      <text:p text:style-name="P6"><text:s text:c="4"/>n = write(sockfd,buffer,strlen(buffer)); //returns -1 if the write on the buffer was sucessful.</text:p>
      <text:p text:style-name="P6"/>
      <text:p text:style-name="P6"/>
      <text:p text:style-name="P6"><text:s text:c="4"/>if (n &lt; 0)</text:p>
      <text:p text:style-name="P6"><text:s text:c="4"/>{</text:p>
      <text:p text:style-name="P6"><text:s text:c="6"/>error("ERROR writing to socket");</text:p>
      <text:p text:style-name="P6"><text:s text:c="4"/>}</text:p>
      <text:p text:style-name="P6"/>
      <text:p text:style-name="P6"><text:s text:c="4"/>bzero(buffer,256);</text:p>
      <text:p text:style-name="P6"/>
      <text:p text:style-name="P6"/>
      <text:p text:style-name="P6"><text:s text:c="4"/>n = read(sockfd,buffer,255);</text:p>
      <text:p text:style-name="P6"/>
      <text:p text:style-name="P6"><text:s text:c="4"/>if (n &lt; 0)</text:p>
      <text:p text:style-name="P6"><text:s text:c="4"/>{</text:p>
      <text:p text:style-name="P6"><text:s text:c="6"/>error("ERROR reading from socket");</text:p>
      <text:p text:style-name="P6"><text:s text:c="4"/>}</text:p>
      <text:p text:style-name="P6"><text:s text:c="4"/>printf("\n%s\n",buffer);</text:p>
      <text:p text:style-name="P6"/>
      <text:p text:style-name="P6"><text:s text:c="4"/>return 0;</text:p>
      <text:p text:style-name="P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01:04:48.787530091</meta:creation-date>
    <dc:date>2017-02-23T01:23:24.342573278</dc:date>
    <meta:editing-duration>PT8M15S</meta:editing-duration>
    <meta:editing-cycles>1</meta:editing-cycles>
    <meta:document-statistic meta:table-count="0" meta:image-count="0" meta:object-count="0" meta:page-count="6" meta:paragraph-count="198" meta:word-count="726" meta:character-count="5806" meta:non-whitespace-character-count="4604"/>
    <meta:generator>LibreOffice/5.1.4.2$Linux_X86_64 LibreOffice_project/10m0$Build-2</meta:generator>
  </office:meta>
</office:document-meta>
</file>